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fo:font-weight="bold" style:font-weight-asian="bold" style:font-weight-complex="bold"/>
    </style:style>
    <style:style style:name="P2" style:family="paragraph" style:parent-style-name="Standard">
      <style:text-properties style:font-name="serif" fo:font-size="12pt"/>
    </style:style>
    <style:style style:name="P3" style:family="paragraph" style:parent-style-name="Standard">
      <style:text-properties style:font-name="serif" fo:font-size="12pt" officeooo:rsid="001efda5" officeooo:paragraph-rsid="0020cb20"/>
    </style:style>
    <style:style style:name="P4" style:family="paragraph" style:parent-style-name="Standard">
      <style:text-properties style:font-name="serif" fo:font-size="12pt" officeooo:paragraph-rsid="0020cb20"/>
    </style:style>
    <style:style style:name="P5" style:family="paragraph" style:parent-style-name="Standard">
      <style:text-properties style:font-name="serif" fo:font-size="12pt" officeooo:rsid="0020cb20" officeooo:paragraph-rsid="0020cb20"/>
    </style:style>
    <style:style style:name="P6" style:family="paragraph" style:parent-style-name="Standard">
      <style:text-properties style:font-name="serif" fo:font-size="12pt" officeooo:paragraph-rsid="0020d43d"/>
    </style:style>
    <style:style style:name="P7" style:family="paragraph" style:parent-style-name="Standard">
      <style:text-properties style:font-name="serif" fo:font-size="12pt" officeooo:rsid="0020d43d" officeooo:paragraph-rsid="0020d43d"/>
    </style:style>
    <style:style style:name="P8" style:family="paragraph" style:parent-style-name="Standard">
      <style:text-properties officeooo:paragraph-rsid="001eceb1"/>
    </style:style>
    <style:style style:name="P9" style:family="paragraph" style:parent-style-name="Standard">
      <style:text-properties officeooo:rsid="001efda5" officeooo:paragraph-rsid="001efda5"/>
    </style:style>
    <style:style style:name="T1" style:family="text">
      <style:text-properties officeooo:rsid="001eceb1"/>
    </style:style>
    <style:style style:name="T2" style:family="text">
      <style:text-properties officeooo:rsid="0020d43d"/>
    </style:style>
    <style:style style:name="T3" style:family="text">
      <style:text-properties officeooo:rsid="0021b3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Sense, Detect, and Avoid (SDA)</text:p>
      <text:p text:style-name="P2"/>
      <text:p text:style-name="P2">// <text:span text:style-name="T1">last year</text:span></text:p>
      <text:p text:style-name="P2"/>
      <text:p text:style-name="P2">The path finding algorithm for the SDA task uses an iterative approach to generate multiple paths, and subsequently </text:p>
      <text:p text:style-name="P6">chooses the optimum path between two waypoints.</text:p>
      <text:p text:style-name="P6"/>
      <text:p text:style-name="P6"/>
      <text:p text:style-name="P6"><text:s/>The algorithm effectively simulates the behaviour of a flock of </text:p>
      <text:p text:style-name="P2">birds by having a population of candidate solutions move through the search-space while actively avoiding any </text:p>
      <text:p text:style-name="P6">obstacle in its path. </text:p>
      <text:p text:style-name="P6"/>
      <text:p text:style-name="P6">In every iteration, the movement of an individual candidate is influenced by its own local position and the best known position found by other candidates. These best known positions are sampled at equal intervals to derive new waypoints that are communicated to the FC as a modified flight plan.</text:p>
      <text:p text:style-name="P6"/>
      <text:p text:style-name="P6"/>
      <text:p text:style-name="P6"/>
      <text:p text:style-name="P6"><text:bookmark-start text:name="__DdeLink__2_2102918855"/>The algorithm is modelled as an optimisation problem of minimising the distance to the destination.<text:bookmark-end text:name="__DdeLink__2_2102918855"/> According to mission </text:p>
      <text:p text:style-name="P2">requirements, the admittance of obstacles was modified to allow for rerouting without requiring a deviation of more </text:p>
      <text:p text:style-name="P2">than 50 feet from the original path</text:p>
      <text:p text:style-name="Standard"/>
      <text:p text:style-name="P8">// <text:span text:style-name="T1">This year:</text:span></text:p>
      <text:p text:style-name="P8"/>
      <text:p text:style-name="P8"><text:s/></text:p>
      <text:p text:style-name="P9">The algorithm for SDA is essentially an iterative approach which generates multiple paths followed by selecting the most optimum path between the two waypoints.</text:p>
      <text:p text:style-name="P9">(or)</text:p>
      <text:p text:style-name="P9"/>
      <text:p text:style-name="P9">The algorithm for SDA is essentially an iterative approach which selects the <text:s/>most optimum path between the two waypoints after generating multiple paths.</text:p>
      <text:p text:style-name="P9"/>
      <text:p text:style-name="P9"/>
      <text:p text:style-name="P4">The algorithm effectively simulates the behaviour of a flock of </text:p>
      <text:p text:style-name="P4">birds by having a population of candidate solutions move through the search-space while actively avoiding any </text:p>
      <text:p text:style-name="P3">obstacle in its path.</text:p>
      <text:p text:style-name="P5"/>
      <text:p text:style-name="P5"><text:span text:style-name="T2">Considering the fact that in </text:span>ever<text:span text:style-name="T2">y</text:span> iteration, the best known position found by other candidates <text:span text:style-name="T2">influences the movement of an individual candidate by its own local position, the best known positions are sampled at equal intervals and new waypoints are derived which are made to communicate to the FC as a modified flight plan.</text:span></text:p>
      <text:p text:style-name="P5"/>
      <text:p text:style-name="P5"/>
      <text:p text:style-name="P5"/>
      <text:p text:style-name="P7"><text:soft-page-break/><text:span text:style-name="T3">C</text:span>onsidering the <text:span text:style-name="T3">flight parameters ( such as bank angle, etc) rerouting was achieved with a deviation of not more than 50 feet from the original pa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8:45:51.571413075</meta:creation-date>
    <dc:date>2017-04-06T19:45:18.722145060</dc:date>
    <meta:editing-duration>PT8M6S</meta:editing-duration>
    <meta:editing-cycles>1</meta:editing-cycles>
    <meta:document-statistic meta:table-count="0" meta:image-count="0" meta:object-count="0" meta:page-count="2" meta:paragraph-count="21" meta:word-count="316" meta:character-count="1976" meta:non-whitespace-character-count="1668"/>
    <meta:generator>LibreOffice/5.1.6.2$Linux_X86_64 LibreOffice_project/10m0$Build-2</meta:generator>
  </office:meta>
</office:document-meta>
</file>